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9in"/>
    </style:style>
    <style:style style:name="co2" style:family="table-column">
      <style:table-column-properties fo:break-before="auto" style:column-width="0.7555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office:value-type="string">
            <text:p>Static-1</text:p>
          </table:table-cell>
          <table:table-cell office:value-type="string">
            <text:p>Static-4096</text:p>
          </table:table-cell>
          <table:table-cell office:value-type="string">
            <text:p>Dynamic-1</text:p>
          </table:table-cell>
          <table:table-cell office:value-type="string">
            <text:p>Dynamic-40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.9">
            <text:p>270.9</text:p>
          </table:table-cell>
          <table:table-cell office:value-type="float" office:value="246.38">
            <text:p>246.38</text:p>
          </table:table-cell>
          <table:table-cell office:value-type="float" office:value="259.36">
            <text:p>259.36</text:p>
          </table:table-cell>
          <table:table-cell office:value-type="float" office:value="262.1">
            <text:p>262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.48">
            <text:p>518.48</text:p>
          </table:table-cell>
          <table:table-cell office:value-type="float" office:value="440.48">
            <text:p>440.48</text:p>
          </table:table-cell>
          <table:table-cell office:value-type="float" office:value="517.23">
            <text:p>517.23</text:p>
          </table:table-cell>
          <table:table-cell office:value-type="float" office:value="467.57">
            <text:p>467.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32.49">
            <text:p>1032.49</text:p>
          </table:table-cell>
          <table:table-cell office:value-type="float" office:value="506.45">
            <text:p>506.45</text:p>
          </table:table-cell>
          <table:table-cell office:value-type="float" office:value="999.44">
            <text:p>999.44</text:p>
          </table:table-cell>
          <table:table-cell office:value-type="float" office:value="759.2">
            <text:p>759.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47.96">
            <text:p>1547.96</text:p>
          </table:table-cell>
          <table:table-cell office:value-type="float" office:value="677.18">
            <text:p>677.18</text:p>
          </table:table-cell>
          <table:table-cell office:value-type="float" office:value="1551.12">
            <text:p>1551.12</text:p>
          </table:table-cell>
          <table:table-cell office:value-type="float" office:value="931.79">
            <text:p>931.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48.97">
            <text:p>1948.97</text:p>
          </table:table-cell>
          <table:table-cell office:value-type="float" office:value="710.36">
            <text:p>710.36</text:p>
          </table:table-cell>
          <table:table-cell office:value-type="float" office:value="2063.18">
            <text:p>2063.18</text:p>
          </table:table-cell>
          <table:table-cell office:value-type="float" office:value="1072.1">
            <text:p>1072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41.85">
            <text:p>2041.85</text:p>
          </table:table-cell>
          <table:table-cell office:value-type="float" office:value="890.79">
            <text:p>890.79</text:p>
          </table:table-cell>
          <table:table-cell office:value-type="float" office:value="2264.85">
            <text:p>2264.85</text:p>
          </table:table-cell>
          <table:table-cell office:value-type="float" office:value="1109.34">
            <text:p>1109.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88.26">
            <text:p>2088.26</text:p>
          </table:table-cell>
          <table:table-cell office:value-type="float" office:value="988.34">
            <text:p>988.34</text:p>
          </table:table-cell>
          <table:table-cell office:value-type="float" office:value="2364.06">
            <text:p>2364.06</text:p>
          </table:table-cell>
          <table:table-cell office:value-type="float" office:value="1113.94">
            <text:p>1113.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70.08">
            <text:p>2270.08</text:p>
          </table:table-cell>
          <table:table-cell office:value-type="float" office:value="1091.33">
            <text:p>1091.33</text:p>
          </table:table-cell>
          <table:table-cell office:value-type="float" office:value="2908.8">
            <text:p>2908.8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71.42">
            <text:p>2571.42</text:p>
          </table:table-cell>
          <table:table-cell office:value-type="float" office:value="1116.51">
            <text:p>1116.51</text:p>
          </table:table-cell>
          <table:table-cell office:value-type="float" office:value="3049.02">
            <text:p>3049.02</text:p>
          </table:table-cell>
          <table:table-cell office:value-type="float" office:value="1130.57">
            <text:p>1130.57</text:p>
          </table:table-cell>
        </table:table-row>
        <table:table-row table:style-name="ro1">
          <table:table-cell table:style-name="Default">
            <draw:frame table:end-cell-address="Sheet1.H31" table:end-x="0.3177in" table:end-y="0.0264in" draw:z-index="0" draw:style-name="gr1" draw:text-style-name="P1" svg:width="6.2988in" svg:height="3.5429in" svg:x="0.0394in" svg:y="0.0398in">
              <draw:object draw:notify-on-update-of-ranges="Sheet1.B1:Sheet1.B1 Sheet1.B2:Sheet1.B10 Sheet1.C1:Sheet1.C1 Sheet1.C2:Sheet1.C10 Sheet1.D1:Sheet1.D1 Sheet1.D2:Sheet1.D10 Sheet1.E1:Sheet1.E1 Sheet1.E2:Sheet1.E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4/30/2017</text:date>, <text:time>13:5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Washburne</meta:initial-creator>
    <meta:creation-date>2017-04-30T13:14:14.93</meta:creation-date>
    <dc:date>2017-04-30T13:55:26.79</dc:date>
    <dc:creator>Dylan Washburne</dc:creator>
    <meta:editing-duration>PT41M12S</meta:editing-duration>
    <meta:editing-cycles>5</meta:editing-cycles>
    <meta:generator>OpenOffice/4.1.3$Win32 OpenOffice.org_project/413m1$Build-9783</meta:generator>
    <meta:document-statistic meta:table-count="3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402cm" style:legend-expansion="high" chart:style-name="ch2"/>
        <chart:plot-area chart:style-name="ch3" table:cell-range-address="Sheet1.B1:Sheet1.E10" chart:data-source-has-labels="row" svg:x="0.77cm" svg:y="0.855cm" svg:width="11.05cm" svg:height="7.545cm">
          <chartooo:coordinate-region svg:x="1.762cm" svg:y="1.068cm" svg:width="9.964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label-cell-address="Sheet1.B1:Sheet1.B1" chart:class="chart:line">
            <chart:data-point chart:repeated="9"/>
          </chart:series>
          <chart:series chart:style-name="ch8" chart:values-cell-range-address="Sheet1.C2:Sheet1.C10" chart:label-cell-address="Sheet1.C1:Sheet1.C1" chart:class="chart:line">
            <chart:data-point chart:repeated="9"/>
          </chart:series>
          <chart:series chart:style-name="ch9" chart:values-cell-range-address="Sheet1.D2:Sheet1.D10" chart:label-cell-address="Sheet1.D1:Sheet1.D1" chart:class="chart:line">
            <chart:data-point chart:repeated="9"/>
          </chart:series>
          <chart:series chart:style-name="ch10" chart:values-cell-range-address="Sheet1.E2:Sheet1.E10" chart:label-cell-address="Sheet1.E1:Sheet1.E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-1</text:p>
                <draw:g>
                  <svg:desc>Sheet1.B1:Sheet1.B1</svg:desc>
                </draw:g>
              </table:table-cell>
              <table:table-cell office:value-type="string">
                <text:p>Static-4096</text:p>
                <draw:g>
                  <svg:desc>Sheet1.C1:Sheet1.C1</svg:desc>
                </draw:g>
              </table:table-cell>
              <table:table-cell office:value-type="string">
                <text:p>Dynamic-1</text:p>
                <draw:g>
                  <svg:desc>Sheet1.D1:Sheet1.D1</svg:desc>
                </draw:g>
              </table:table-cell>
              <table:table-cell office:value-type="string">
                <text:p>Dynamic-4096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.9">
                <text:p>270.9</text:p>
                <draw:g>
                  <svg:desc>Sheet1.B2:Sheet1.B10</svg:desc>
                </draw:g>
              </table:table-cell>
              <table:table-cell office:value-type="float" office:value="246.38">
                <text:p>246.38</text:p>
                <draw:g>
                  <svg:desc>Sheet1.C2:Sheet1.C10</svg:desc>
                </draw:g>
              </table:table-cell>
              <table:table-cell office:value-type="float" office:value="259.36">
                <text:p>259.36</text:p>
                <draw:g>
                  <svg:desc>Sheet1.D2:Sheet1.D10</svg:desc>
                </draw:g>
              </table:table-cell>
              <table:table-cell office:value-type="float" office:value="262.1">
                <text:p>262.1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8.48">
                <text:p>518.48</text:p>
              </table:table-cell>
              <table:table-cell office:value-type="float" office:value="440.48">
                <text:p>440.48</text:p>
              </table:table-cell>
              <table:table-cell office:value-type="float" office:value="517.23">
                <text:p>517.23</text:p>
              </table:table-cell>
              <table:table-cell office:value-type="float" office:value="467.57">
                <text:p>467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2.49">
                <text:p>1032.49</text:p>
              </table:table-cell>
              <table:table-cell office:value-type="float" office:value="506.45">
                <text:p>506.45</text:p>
              </table:table-cell>
              <table:table-cell office:value-type="float" office:value="999.44">
                <text:p>999.44</text:p>
              </table:table-cell>
              <table:table-cell office:value-type="float" office:value="759.2">
                <text:p>75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7.96">
                <text:p>1547.96</text:p>
              </table:table-cell>
              <table:table-cell office:value-type="float" office:value="677.18">
                <text:p>677.18</text:p>
              </table:table-cell>
              <table:table-cell office:value-type="float" office:value="1551.12">
                <text:p>1551.12</text:p>
              </table:table-cell>
              <table:table-cell office:value-type="float" office:value="931.79">
                <text:p>931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8.97">
                <text:p>1948.97</text:p>
              </table:table-cell>
              <table:table-cell office:value-type="float" office:value="710.36">
                <text:p>710.36</text:p>
              </table:table-cell>
              <table:table-cell office:value-type="float" office:value="2063.18">
                <text:p>2063.18</text:p>
              </table:table-cell>
              <table:table-cell office:value-type="float" office:value="1072.1">
                <text:p>107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1.85">
                <text:p>2041.85</text:p>
              </table:table-cell>
              <table:table-cell office:value-type="float" office:value="890.79">
                <text:p>890.79</text:p>
              </table:table-cell>
              <table:table-cell office:value-type="float" office:value="2264.85">
                <text:p>2264.85</text:p>
              </table:table-cell>
              <table:table-cell office:value-type="float" office:value="1109.34">
                <text:p>1109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8.26">
                <text:p>2088.26</text:p>
              </table:table-cell>
              <table:table-cell office:value-type="float" office:value="988.34">
                <text:p>988.34</text:p>
              </table:table-cell>
              <table:table-cell office:value-type="float" office:value="2364.06">
                <text:p>2364.06</text:p>
              </table:table-cell>
              <table:table-cell office:value-type="float" office:value="1113.94">
                <text:p>1113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0.08">
                <text:p>2270.08</text:p>
              </table:table-cell>
              <table:table-cell office:value-type="float" office:value="1091.33">
                <text:p>1091.33</text:p>
              </table:table-cell>
              <table:table-cell office:value-type="float" office:value="2908.8">
                <text:p>2908.8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1.42">
                <text:p>2571.42</text:p>
              </table:table-cell>
              <table:table-cell office:value-type="float" office:value="1116.51">
                <text:p>1116.51</text:p>
              </table:table-cell>
              <table:table-cell office:value-type="float" office:value="3049.02">
                <text:p>3049.02</text:p>
              </table:table-cell>
              <table:table-cell office:value-type="float" office:value="1130.57">
                <text:p>1130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